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y School - VOŠ a SPŠ Děčín (Specialized Secondary School of Electrical Engineering)</text:span></text:h>
      <text:h text:style-name="Heading_20_4" text:outline-level="4"><text:span text:style-name="Strong_20_Emphasis">1. Basic Information</text:span></text:h>
      <text:list text:style-name="L1">
        <text:list-item>
          <text:p text:style-name="P1"><text:span text:style-name="Strong_20_Emphasis">Full name:</text:span> VOŠ a SPŠ Děčín (Higher Vocational and Secondary School of Electrical Engineering Děčín). </text:p>
        </text:list-item>
        <text:list-item>
          <text:p text:style-name="P1"><text:span text:style-name="Strong_20_Emphasis">Location:</text:span> Děčín, a city in northern Czech Republic. </text:p>
        </text:list-item>
        <text:list-item>
          <text:p text:style-name="P1"><text:span text:style-name="Strong_20_Emphasis">Focus:</text:span> Specializes in electrical engineering and related fields, offering both secondary and higher vocational education. </text:p>
        </text:list-item>
        <text:list-item>
          <text:p text:style-name="P2"><text:span text:style-name="Strong_20_Emphasis">Type of school:</text:span> Public school offering technical education to students aiming for careers in engineering and technology. </text:p>
        </text:list-item>
      </text:list>
      <text:h text:style-name="Heading_20_4" text:outline-level="4"><text:span text:style-name="Strong_20_Emphasis">2. Academic Programs</text:span></text:h>
      <text:list text:style-name="L2">
        <text:list-item>
          <text:p text:style-name="P3"><text:span text:style-name="Strong_20_Emphasis">Secondary education (SPŠ):</text:span> </text:p>
          <text:list>
            <text:list-item>
              <text:p text:style-name="P3">Focus on electrical engineering, including subjects like circuit theory, electronics, programming, and industrial technology. </text:p>
            </text:list-item>
            <text:list-item>
              <text:p text:style-name="P3">Students gain hands-on experience with electrical systems and components. </text:p>
            </text:list-item>
            <text:list-item>
              <text:p text:style-name="P3">Key subjects: mathematics, physics, electrical circuits, microprocessors, digital electronics, programming, and automation. </text:p>
            </text:list-item>
          </text:list>
        </text:list-item>
        <text:list-item>
          <text:p text:style-name="P3"><text:span text:style-name="Strong_20_Emphasis">Higher vocational education (VOŠ):</text:span> </text:p>
          <text:list>
            <text:list-item>
              <text:p text:style-name="P3">Offers specialized programs for further studies in engineering fields, focusing on applied knowledge for industry. </text:p>
            </text:list-item>
            <text:list-item>
              <text:p text:style-name="P4">Offers practical training in laboratories and real-world projects. </text:p>
            </text:list-item>
          </text:list>
        </text:list-item>
      </text:list>
      <text:h text:style-name="Heading_20_4" text:outline-level="4"><text:span text:style-name="Strong_20_Emphasis">3. Facilities &amp; Equipment</text:span></text:h>
      <text:list text:style-name="L3">
        <text:list-item>
          <text:p text:style-name="P5"><text:span text:style-name="Strong_20_Emphasis">Laboratories:</text:span> Well-equipped electrical engineering laboratories for practical experiments and training. </text:p>
        </text:list-item>
        <text:list-item>
          <text:p text:style-name="P5"><text:span text:style-name="Strong_20_Emphasis">Workshops:</text:span> Practical workshops where students learn to work with electrical circuits, devices, and machinery. </text:p>
        </text:list-item>
        <text:list-item>
          <text:p text:style-name="P6"><text:span text:style-name="Strong_20_Emphasis">Computer rooms:</text:span> Dedicated rooms for programming, simulation, and learning design software (e.g., AutoCAD, LabVIEW). </text:p>
        </text:list-item>
      </text:list>
      <text:h text:style-name="Heading_20_4" text:outline-level="4"><text:span text:style-name="Strong_20_Emphasis">4. Extracurricular Activities</text:span></text:h>
      <text:list text:style-name="L4">
        <text:list-item>
          <text:p text:style-name="P7"><text:span text:style-name="Strong_20_Emphasis">Technical competitions:</text:span> The school participates in regional and national competitions related to electrical engineering, robotics, and programming. </text:p>
        </text:list-item>
        <text:list-item>
          <text:p text:style-name="P7"><text:span text:style-name="Strong_20_Emphasis">Clubs and projects:</text:span> Students often engage in extracurricular activities, such as robotics clubs or projects to develop their skills and showcase their work. </text:p>
        </text:list-item>
        <text:list-item>
          <text:p text:style-name="P8"><text:span text:style-name="Strong_20_Emphasis">Collaborations:</text:span> The school collaborates with local industries for internships and real-world experiences. </text:p>
        </text:list-item>
      </text:list>
      <text:h text:style-name="Heading_20_4" text:outline-level="4"><text:span text:style-name="Strong_20_Emphasis">5. Educational Philosophy</text:span></text:h>
      <text:list text:style-name="L5">
        <text:list-item>
          <text:p text:style-name="P9"><text:span text:style-name="Strong_20_Emphasis">Focus on practical skills:</text:span> Emphasis on preparing students for real-world technical challenges. </text:p>
        </text:list-item>
        <text:list-item>
          <text:p text:style-name="P9"><text:soft-page-break/><text:span text:style-name="Strong_20_Emphasis">Combination of theory and practice:</text:span> A strong foundation in theoretical knowledge complemented by hands-on experience. </text:p>
        </text:list-item>
        <text:list-item>
          <text:p text:style-name="P10"><text:span text:style-name="Strong_20_Emphasis">Preparation for further studies:</text:span> Many students continue their education at universities or pursue careers in electrical engineering, automation, or IT. </text:p>
        </text:list-item>
      </text:list>
      <text:h text:style-name="Heading_20_4" text:outline-level="4"><text:span text:style-name="Strong_20_Emphasis">6. Achievements &amp; Reputation</text:span></text:h>
      <text:list text:style-name="L6">
        <text:list-item>
          <text:p text:style-name="P11"><text:span text:style-name="Strong_20_Emphasis">Successful graduates:</text:span> Many graduates go on to work in renowned companies in the electrical engineering, automotive, and technology sectors. </text:p>
        </text:list-item>
        <text:list-item>
          <text:p text:style-name="P11"><text:span text:style-name="Strong_20_Emphasis">Industry connections:</text:span> The school has strong ties with local companies, offering students the opportunity to gain real-world experience and internships. </text:p>
        </text:list-item>
        <text:list-item>
          <text:p text:style-name="P12"><text:span text:style-name="Strong_20_Emphasis">Recognition in competitions:</text:span> The school has a solid track record in regional and national technical competitions, especially in the fields of electronics and automation. </text:p>
        </text:list-item>
      </text:list>
      <text:h text:style-name="Heading_20_4" text:outline-level="4"><text:span text:style-name="Strong_20_Emphasis">7. Interesting Facts</text:span></text:h>
      <text:list text:style-name="L7">
        <text:list-item>
          <text:p text:style-name="P13"><text:span text:style-name="Strong_20_Emphasis">Technical excellence:</text:span> The school is known for its expertise in electrical engineering and is considered one of the leading institutions in Děčín for technical education. </text:p>
        </text:list-item>
        <text:list-item>
          <text:p text:style-name="P13"><text:span text:style-name="Strong_20_Emphasis">Practical focus:</text:span> Students have access to state-of-the-art equipment and real-world projects, providing valuable experience for their future careers. </text:p>
        </text:list-item>
        <text:list-item>
          <text:p text:style-name="P14"><text:span text:style-name="Strong_20_Emphasis">Location advantage:</text:span> Being in Děčín provides students with access to the growing industrial and technological landscape in the regio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11:34.130233900</meta:creation-date>
    <dc:date>2025-03-18T20:13:11.191977000</dc:date>
    <meta:editing-duration>PT1M37S</meta:editing-duration>
    <meta:editing-cycles>1</meta:editing-cycles>
    <meta:document-statistic meta:table-count="0" meta:image-count="0" meta:object-count="0" meta:page-count="2" meta:paragraph-count="34" meta:word-count="444" meta:character-count="3261" meta:non-whitespace-character-count="2852"/>
    <meta:generator>LibreOffice/25.2.1.2$Windows_X86_64 LibreOffice_project/d3abf4aee5fd705e4a92bba33a32f40bc4e56f49</meta:generator>
  </office:meta>
</office:document-meta>
</file>